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10000201000002000000020016C81B1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66cc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323cm" fo:min-width="3.55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>
      <style:graphic-properties svg:stroke-width="0.1cm" svg:stroke-color="#0066cc" draw:marker-start="Arrow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361cm" fo:min-width="4.1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cm" fo:min-width="6.584cm" draw:shadow-opacity="70%"/>
    </style:style>
    <style:style style:name="gr9" style:family="graphic" style:parent-style-name="objectwithoutfill" style:list-style-name="L1">
      <style:graphic-properties draw:stroke="solid" draw:stroke-dash="Dash_20_10" svg:stroke-width="0.12cm" svg:stroke-color="#ff0000" draw:marker-start="" draw:marker-start-width="0.435cm" draw:marker-start-center="false" draw:marker-end="" draw:marker-end-width="0.4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85cm" fo:padding-bottom="0.185cm" fo:padding-left="0.31cm" fo:padding-right="0.3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10" svg:stroke-width="0.12cm" svg:stroke-color="#ff0000" draw:marker-start="" draw:marker-start-width="0.435cm" draw:marker-start-center="false" draw:marker-end="" draw:marker-end-width="0.4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85cm" fo:padding-bottom="0.185cm" fo:padding-left="0.31cm" fo:padding-right="0.3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>
      <style:graphic-properties svg:stroke-width="0.15cm" svg:stroke-color="#ff0000" draw:marker-start-width="0.435cm" draw:marker-end-width="0.435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2.95cm" fo:min-width="6.584cm" draw:shadow-opacity="70%"/>
    </style:style>
    <style:style style:name="gr13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323cm" fo:min-width="3.55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232cm" fo:min-width="3.71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>
      <style:graphic-properties svg:stroke-width="0.02cm" svg:stroke-color="#6b2394" draw:marker-start="" draw:marker-start-width="0.33cm" draw:marker-end="Arrow" draw:marker-end-width="0.23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6b2394" draw:fill="none" fo:min-height="0.883cm"/>
    </style:style>
    <style:style style:name="gr19" style:family="graphic" style:parent-style-name="standard">
      <style:graphic-properties draw:stroke="none" svg:stroke-color="#6b2394" draw:fill="none" fo:min-height="0.549cm"/>
    </style:style>
    <style:style style:name="gr20" style:family="graphic" style:parent-style-name="standard">
      <style:graphic-properties draw:stroke="none" svg:stroke-color="#6b2394" draw:fill="none" fo:min-height="0.884cm"/>
    </style:style>
    <style:style style:name="gr21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257cm" fo:min-width="8.18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257cm" fo:min-width="8.18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svg:stroke-color="#6b2394" draw:fill="none" fo:min-height="0.459cm"/>
    </style:style>
    <style:style style:name="gr26" style:family="graphic" style:parent-style-name="objectwithoutfill">
      <style:graphic-properties svg:stroke-width="0.02cm" svg:stroke-color="#6b2394" draw:marker-start="Arrow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27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103cm" fo:min-width="8.18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99cm" fo:min-width="8.18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4.1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3.681cm"/>
    </style:style>
    <style:style style:name="gr33" style:family="graphic" style:parent-style-name="objectwithoutfill">
      <style:graphic-properties svg:stroke-width="0.02cm" svg:stroke-color="#6b2394" draw:marker-start="Arrow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34" style:family="graphic" style:parent-style-name="objectwithoutfill">
      <style:graphic-properties svg:stroke-width="0.02cm" svg:stroke-color="#6b2394" draw:marker-start="Arrow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35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7.51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svg:stroke-width="0.07cm" svg:stroke-color="#6b0094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8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7.51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7.51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>
      <style:graphic-properties svg:stroke-width="0.02cm" svg:stroke-color="#6b2394" draw:marker-start="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43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7.51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none" svg:stroke-color="#6b2394" draw:fill="none" fo:min-height="0cm"/>
    </style:style>
    <style:style style:name="gr46" style:family="graphic" style:parent-style-name="objectwithoutfill">
      <style:graphic-properties svg:stroke-width="0.02cm" svg:stroke-color="#6b2394" draw:marker-start="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47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6.22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6.26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6.31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6.31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6.31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40pt" style:language-asian="zh" style:country-asian="CN" style:font-style-asian="normal" style:font-weight-asian="normal" style:font-family-complex="'Lohit Hindi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color="#0066cc" fo:font-family="Ubuntu" style:font-style-name="Běžné" style:font-pitch="variable" fo:font-size="48pt" style:font-size-asian="18pt" style:font-size-complex="18pt"/>
    </style:style>
    <style:style style:name="P8" style:family="paragraph">
      <style:text-properties fo:color="#0066cc" fo:font-family="Ubuntu" style:font-style-name="Běžné" style:font-pitch="variable" fo:font-size="40pt" style:font-size-asian="40pt" style:font-size-complex="40pt"/>
    </style:style>
    <style:style style:name="P9" style:family="paragraph">
      <style:paragraph-properties fo:text-align="center"/>
      <style:text-properties fo:color="#0066cc" fo:font-family="Ubuntu" style:font-style-name="Běžné" style:font-pitch="variable"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2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size="12pt" style:font-size-asian="12pt" style:font-size-complex="12pt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Ubuntu" style:font-style-name="Běžné" style:font-pitch="variable" fo:font-size="11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b0094" fo:font-size="13pt" fo:font-weight="bold" style:font-size-asian="13pt" style:font-weight-asian="bold" style:font-size-complex="13pt" style:font-weight-complex="bold" fo:hyphenate="false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Ubuntu" style:font-style-name="Běžné" style:font-pitch="variable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size="13pt" style:font-size-asian="13pt" style:font-size-complex="13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6b0094" fo:font-size="13pt" style:font-size-asian="13pt" style:font-size-complex="13pt" fo:hyphenate="false"/>
    </style:style>
    <style:style style:name="T1" style:family="text">
      <style:text-properties fo:color="#0066cc" style:text-outline="false" style:text-line-through-style="none" style:text-position="0% 100%" fo:font-family="Ubuntu" style:font-style-name="Běžné" style:font-pitch="variable" fo:font-size="4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40pt" style:language-asian="zh" style:country-asian="CN" style:font-style-asian="normal" style:font-weight-asian="normal" style:font-family-complex="'Lohit Hindi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66cc" fo:font-family="Ubuntu" style:font-style-name="Běžné" style:font-pitch="variable" fo:font-size="40pt" style:font-size-asian="40pt" style:font-size-complex="40pt"/>
    </style:style>
    <style:style style:name="T3" style:family="text">
      <style:text-properties fo:color="#0066cc" style:text-outline="false" style:text-line-through-style="none" style:text-position="0% 100%" fo:font-family="Ubuntu" style:font-style-name="Běžné" style:font-pitch="variable" fo:font-size="2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family="Ubuntu" style:font-style-name="Běžné" style:font-pitch="variable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Ubuntu" style:font-style-name="Běžné" style:font-pitch="variable" fo:font-size="11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6b0094" style:text-outline="false" style:text-line-through-style="none" style:text-position="0% 100%" fo:font-family="Ubuntu" style:font-style-name="Běžné" style:font-pitch="variable" fo:font-size="13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bold" style:font-family-complex="'Lohit Hindi'" style:font-family-generic-complex="system" style:font-pitch-complex="variable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Ubuntu" style:font-style-name="Běžné" style:font-pitch="variable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6b0094" style:text-outline="false" style:text-line-through-style="none" style:text-position="0% 100%" fo:font-family="Ubuntu" style:font-style-name="Běžné" style:font-pitch="variable" fo:font-size="13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normal" style:font-family-complex="'Lohit Hindi'" style:font-family-generic-complex="system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line draw:style-name="gr1" draw:text-style-name="P1" draw:layer="layout" svg:x1="19.509cm" svg:y1="2.866cm" svg:x2="18.409cm" svg:y2="8.766cm">
            <text:p/>
          </draw:line>
          <draw:line draw:style-name="gr1" draw:text-style-name="P1" draw:layer="layout" svg:x1="20.8cm" svg:y1="2.766cm" svg:x2="22.7cm" svg:y2="7.166cm">
            <text:p/>
          </draw:line>
        </draw:g>
        <draw:g>
          <draw:line draw:style-name="gr1" draw:text-style-name="P1" draw:layer="layout" svg:x1="19cm" svg:y1="2.8cm" svg:x2="17.9cm" svg:y2="8.7cm">
            <text:p/>
          </draw:line>
          <draw:line draw:style-name="gr1" draw:text-style-name="P1" draw:layer="layout" svg:x1="21.3cm" svg:y1="2.7cm" svg:x2="23.2cm" svg:y2="7.1cm">
            <text:p/>
          </draw:line>
        </draw:g>
        <draw:g>
          <draw:line draw:style-name="gr1" draw:text-style-name="P1" draw:layer="layout" svg:x1="35.9cm" svg:y1="-0.75cm" svg:x2="27cm" svg:y2="3.95cm">
            <text:p/>
          </draw:line>
          <draw:line draw:style-name="gr1" draw:text-style-name="P1" draw:layer="layout" svg:x1="35.9cm" svg:y1="-0.1cm" svg:x2="27cm" svg:y2="4.6cm">
            <text:p/>
          </draw:line>
          <draw:line draw:style-name="gr1" draw:text-style-name="P1" draw:layer="layout" svg:x1="37.9cm" svg:y1="-0.5cm" svg:x2="27cm" svg:y2="5.25cm">
            <text:p/>
          </draw:line>
          <draw:line draw:style-name="gr1" draw:text-style-name="P1" draw:layer="layout" svg:x1="39.5cm" svg:y1="-0.8cm" svg:x2="27cm" svg:y2="5.85cm">
            <text:p/>
          </draw:line>
          <draw:line draw:style-name="gr1" draw:text-style-name="P1" draw:layer="layout" svg:x1="39.9cm" svg:y1="-0.3cm" svg:x2="27cm" svg:y2="6.45cm">
            <text:p/>
          </draw:line>
        </draw:g>
        <draw:g>
          <draw:line draw:style-name="gr1" draw:text-style-name="P1" draw:layer="layout" svg:x1="9.3cm" svg:y1="10.1cm" svg:x2="21.6cm" svg:y2="10.1cm">
            <text:p/>
          </draw:line>
          <draw:line draw:style-name="gr1" draw:text-style-name="P1" draw:layer="layout" svg:x1="9.3cm" svg:y1="11cm" svg:x2="15.867cm" svg:y2="11cm">
            <text:p/>
          </draw:line>
        </draw:g>
        <draw:line draw:style-name="gr1" draw:text-style-name="P1" draw:layer="layout" svg:x1="18cm" svg:y1="2.6cm" svg:x2="9.1cm" svg:y2="7.3cm">
          <text:p/>
        </draw:line>
        <draw:frame draw:style-name="gr2" draw:text-style-name="P1" draw:layer="layout" svg:width="5.8cm" svg:height="5.8cm" svg:x="4.1cm" svg:y="6.8cm">
          <draw:image xlink:href="Pictures/10000201000002000000020016C81B13.png" xlink:type="simple" xlink:show="embed" xlink:actuate="onLoad">
            <text:p/>
          </draw:image>
        </draw:frame>
        <draw:g>
          <draw:custom-shape draw:style-name="gr3" draw:text-style-name="P2" draw:layer="layout" svg:width="5.5cm" svg:height="2.148cm" svg:x="0.2cm" svg:y="0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4.718cm" svg:height="1.83cm" svg:x="0.557cm" svg:y="0.372cm">
            <draw:text-box>
              <text:p text:style-name="P3"><text:span text:style-name="T1">ArcGIS</text:span></text:p>
            </draw:text-box>
          </draw:frame>
        </draw:g>
        <draw:line draw:style-name="gr5" draw:text-style-name="P1" draw:layer="layout" svg:x1="9.1cm" svg:y1="2.4cm" svg:x2="7.8cm" svg:y2="7.1cm">
          <text:p/>
        </draw:line>
        <draw:g>
          <draw:frame draw:style-name="gr2" draw:text-style-name="P1" draw:layer="layout" svg:width="4.5cm" svg:height="4.5cm" svg:x="15.6cm" svg:y="8.5cm">
            <draw:image xlink:href="Pictures/10000201000002000000020016C81B13.png" xlink:type="simple" xlink:show="embed" xlink:actuate="onLoad">
              <text:p/>
            </draw:image>
          </draw:frame>
          <draw:frame draw:style-name="gr2" draw:text-style-name="P1" draw:layer="layout" svg:width="4.5cm" svg:height="4.5cm" svg:x="21.2cm" svg:y="6.9cm">
            <draw:image xlink:href="Pictures/10000201000002000000020016C81B13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5.49cm" svg:height="3.595cm" svg:x="17.21cm" svg:y="0.2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5.468cm" svg:height="3.611cm" svg:x="17.223cm" svg:y="0.348cm">
            <draw:text-box>
              <text:p text:style-name="P3"><text:span text:style-name="T1">webová</text:span></text:p>
              <text:p text:style-name="P5"><text:span text:style-name="T1">mapa</text:span></text:p>
            </draw:text-box>
          </draw:frame>
        </draw:g>
        <draw:frame draw:style-name="gr8" draw:text-style-name="P7" draw:layer="layout" svg:width="3.7cm" svg:height="1.83cm" svg:x="17.2cm" svg:y="14.3cm">
          <draw:text-box>
            <text:p><text:span text:style-name="T2">čtení</text:span></text:p>
          </draw:text-box>
        </draw:frame>
        <draw:frame draw:style-name="gr8" draw:text-style-name="P8" draw:layer="layout" svg:width="5cm" svg:height="1.83cm" svg:x="-5.7cm" svg:y="2.57cm">
          <draw:text-box>
            <text:p><text:span text:style-name="T2">master</text:span></text:p>
          </draw:text-box>
        </draw:frame>
        <draw:frame draw:style-name="gr8" draw:text-style-name="P7" draw:layer="layout" svg:width="4.394cm" svg:height="1.83cm" svg:x="-5.4cm" svg:y="4.4cm">
          <draw:text-box>
            <text:p><text:span text:style-name="T2">slaves</text:span></text:p>
          </draw:text-box>
        </draw:frame>
        <draw:frame draw:style-name="gr8" draw:text-style-name="P7" draw:layer="layout" svg:width="6.4cm" svg:height="1.83cm" svg:x="-6.5cm" svg:y="6.1cm">
          <draw:text-box>
            <text:p><text:span text:style-name="T2">replikace</text:span></text:p>
          </draw:text-box>
        </draw:frame>
        <draw:frame draw:style-name="gr8" draw:text-style-name="P9" draw:layer="layout" svg:width="3.9cm" svg:height="3.409cm" svg:x="13.1cm" svg:y="13.491cm">
          <draw:text-box>
            <text:p text:style-name="P1"><text:span text:style-name="T2">čtení</text:span></text:p>
            <text:p text:style-name="P1"><text:span text:style-name="T2">zápis</text:span></text:p>
          </draw:text-box>
        </draw:frame>
        <draw:g>
          <draw:g>
            <draw:line draw:style-name="gr9" draw:text-style-name="P10" draw:layer="layout" svg:x1="29.563cm" svg:y1="9.835cm" svg:x2="34.241cm" svg:y2="13.8cm">
              <text:p/>
            </draw:line>
            <draw:line draw:style-name="gr10" draw:text-style-name="P10" draw:layer="layout" svg:x1="34.4cm" svg:y1="9.756cm" svg:x2="29.642cm" svg:y2="13.8cm">
              <text:p/>
            </draw:line>
          </draw:g>
          <draw:frame draw:style-name="gr8" draw:text-style-name="P9" draw:layer="layout" svg:width="8.3cm" svg:height="3.409cm" svg:x="16.7cm" svg:y="8.856cm">
            <draw:text-box>
              <text:p text:style-name="P1"><text:span text:style-name="T2">záloha proti výpadku</text:span></text:p>
            </draw:text-box>
          </draw:frame>
        </draw:g>
        <draw:frame draw:style-name="gr8" draw:text-style-name="P9" draw:layer="layout" svg:width="11.095cm" svg:height="1.83cm" svg:x="12.505cm" svg:y="3.97cm">
          <draw:text-box>
            <text:p text:style-name="P1"><text:span text:style-name="T2">rozložení zátěže</text:span></text:p>
          </draw:text-box>
        </draw:frame>
        <draw:g>
          <draw:line draw:style-name="gr11" draw:text-style-name="P1" draw:layer="layout" svg:x1="4.1cm" svg:y1="7.4cm" svg:x2="10cm" svg:y2="12.4cm">
            <text:p/>
          </draw:line>
          <draw:line draw:style-name="gr11" draw:text-style-name="P1" draw:layer="layout" svg:x1="10.2cm" svg:y1="7.3cm" svg:x2="4.2cm" svg:y2="12.4cm">
            <text:p/>
          </draw:line>
        </draw:g>
        <draw:frame draw:style-name="gr12" draw:text-style-name="P8" draw:layer="layout" svg:width="5cm" svg:height="3.409cm" svg:x="4.5cm" svg:y="8.3cm">
          <draw:text-box>
            <text:p><text:span text:style-name="T2">snížení zátěže</text:span></text:p>
          </draw:text-box>
        </draw:frame>
        <draw:custom-shape draw:style-name="gr13" draw:text-style-name="P2" draw:layer="layout" svg:width="5.5cm" svg:height="2.148cm" svg:x="6.16cm" svg:y="0.205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054cm" svg:height="1.83cm" svg:x="6.917cm" svg:y="0.377cm">
          <draw:text-box>
            <text:p text:style-name="P5"><text:span text:style-name="T1">QGIS</text:span></text:p>
          </draw:text-box>
        </draw:frame>
        <draw:g>
          <draw:custom-shape draw:style-name="gr15" draw:text-style-name="P2" draw:layer="layout" svg:width="4.378cm" svg:height="1.7cm" svg:x="0.8cm" svg:y="2.34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4.216cm" svg:height="1.482cm" svg:x="1.084cm" svg:y="2.477cm">
            <draw:text-box>
              <text:p text:style-name="P3"><text:span text:style-name="T3">ArcSDE</text:span></text:p>
            </draw:text-box>
          </draw:frame>
        </draw:g>
        <draw:line draw:style-name="gr5" draw:text-style-name="P1" draw:layer="layout" svg:x1="4.1cm" svg:y1="4.1cm" svg:x2="6.6cm" svg:y2="7.1cm">
          <text:p/>
        </draw:line>
      </draw:page>
      <draw:page draw:name="page2" draw:style-name="dp1" draw:master-page-name="Výchozí">
        <draw:line draw:style-name="gr17" draw:text-style-name="P1" draw:layer="layout" svg:x1="15.097cm" svg:y1="3.271cm" svg:x2="15.095cm" svg:y2="5.525cm">
          <text:p/>
        </draw:line>
        <draw:frame draw:style-name="gr18" draw:text-style-name="P13" draw:layer="layout" svg:width="3.656cm" svg:height="1.133cm" svg:x="0.518cm" svg:y="0.801cm">
          <draw:text-box>
            <text:p text:style-name="P3"><text:span text:style-name="T4">Uložiště A</text:span></text:p>
          </draw:text-box>
        </draw:frame>
        <draw:frame draw:style-name="gr19" draw:text-style-name="P13" draw:layer="layout" svg:width="2.556cm" svg:height="0.799cm" svg:x="17.144cm" svg:y="0.801cm">
          <draw:text-box>
            <text:p text:style-name="P3"><text:span text:style-name="T4">Uložiště B</text:span></text:p>
          </draw:text-box>
        </draw:frame>
        <draw:g>
          <draw:frame draw:style-name="gr20" draw:text-style-name="P13" draw:layer="layout" svg:width="3.656cm" svg:height="1.134cm" svg:x="0.518cm" svg:y="4.891cm">
            <draw:text-box>
              <text:p text:style-name="P3"><text:span text:style-name="T4">Uložiště A</text:span></text:p>
            </draw:text-box>
          </draw:frame>
          <draw:custom-shape draw:style-name="gr21" draw:text-style-name="P2" draw:layer="layout" svg:width="8.762cm" svg:height="1.871cm" svg:x="0.611cm" svg:y="5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4" draw:layer="layout" svg:width="8.99cm" svg:height="1.559cm" svg:x="0.53cm" svg:y="5.637cm">
            <draw:text-box>
              <text:p text:style-name="P3"><text:span text:style-name="T5">diplomová_práce.pdf</text:span><text:span text:style-name="T5"><text:tab/></text:span><text:span text:style-name="T5"><text:tab/></text:span><text:span text:style-name="T5">Ne 30.3.2014, 17:31</text:span></text:p>
              <text:p text:style-name="P3"><text:span text:style-name="T5">schéma_replikace.png</text:span><text:span text:style-name="T5"><text:tab/></text:span><text:span text:style-name="T5">Pá 28.3.2014, 12:20</text:span></text:p>
              <text:p text:style-name="P3"><text:span text:style-name="T5">schéma_synch.png</text:span><text:span text:style-name="T5"><text:tab/></text:span><text:span text:style-name="T5"><text:tab/></text:span><text:span text:style-name="T5">St <text:s/>26.3.2014, 21:03</text:span></text:p>
            </draw:text-box>
          </draw:frame>
          <draw:custom-shape draw:style-name="gr23" draw:text-style-name="P2" draw:layer="layout" svg:width="8.762cm" svg:height="1.871cm" svg:x="10.717cm" svg:y="5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4" draw:layer="layout" svg:width="8.99cm" svg:height="1.559cm" svg:x="10.635cm" svg:y="5.637cm">
            <draw:text-box>
              <text:p text:style-name="P3"><text:span text:style-name="T5">diplomová_práce.pdf</text:span><text:span text:style-name="T5"><text:tab/></text:span><text:span text:style-name="T5"><text:tab/></text:span><text:span text:style-name="T5">Ne 30.3.2014, 17:31</text:span></text:p>
              <text:p text:style-name="P3"><text:span text:style-name="T5">schéma_replikace.png</text:span><text:span text:style-name="T5"><text:tab/></text:span><text:span text:style-name="T5">Pá 28.3.2014, 12:20</text:span></text:p>
              <text:p text:style-name="P3"><text:span text:style-name="T5">schéma_synch.png</text:span><text:span text:style-name="T5"><text:tab/></text:span><text:span text:style-name="T5"><text:tab/></text:span><text:span text:style-name="T5">St <text:s/>26.3.2014, 21:03</text:span></text:p>
            </draw:text-box>
          </draw:frame>
        </draw:g>
        <draw:frame draw:style-name="gr25" draw:text-style-name="P13" draw:layer="layout" svg:width="2.456cm" svg:height="0.725cm" svg:x="17.144cm" svg:y="4.891cm">
          <draw:text-box>
            <text:p text:style-name="P3"><text:span text:style-name="T4">Uložiště B</text:span></text:p>
          </draw:text-box>
        </draw:frame>
        <draw:line draw:style-name="gr17" draw:text-style-name="P1" draw:layer="layout" svg:x1="5.012cm" svg:y1="3.261cm" svg:x2="5.01cm" svg:y2="5.515cm">
          <text:p/>
        </draw:line>
        <draw:line draw:style-name="gr26" draw:text-style-name="P1" draw:layer="layout" svg:x1="9.386cm" svg:y1="2.529cm" svg:x2="10.642cm" svg:y2="2.529cm">
          <text:p/>
        </draw:line>
        <draw:custom-shape draw:style-name="gr27" draw:text-style-name="P2" draw:layer="layout" svg:width="8.762cm" svg:height="1.871cm" svg:x="10.711cm" svg:y="1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8.99cm" svg:height="1.353cm" svg:x="10.629cm" svg:y="1.549cm">
          <draw:text-box>
            <text:p text:style-name="P3"><text:span text:style-name="T5">diplomová_práce.pdf</text:span><text:span text:style-name="T5"><text:tab/></text:span><text:span text:style-name="T5"><text:tab/></text:span><text:span text:style-name="T5">Ne 27.3.2014, 15:14</text:span></text:p>
            <text:p text:style-name="P3"><text:span text:style-name="T5">schéma_synch.png</text:span><text:span text:style-name="T5"><text:tab/></text:span><text:span text:style-name="T5"><text:tab/></text:span><text:span text:style-name="T5">St <text:s/>26.3.2014, 21:03</text:span></text:p>
          </draw:text-box>
        </draw:frame>
        <draw:custom-shape draw:style-name="gr29" draw:text-style-name="P2" draw:layer="layout" svg:width="8.763cm" svg:height="1.871cm" svg:x="0.585cm" svg:y="1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4" draw:layer="layout" svg:width="8.99cm" svg:height="1.349cm" svg:x="0.524cm" svg:y="1.535cm">
          <draw:text-box>
            <text:p text:style-name="P3"><text:span text:style-name="T5">diplomová_práce.pdf</text:span><text:span text:style-name="T5"><text:tab/></text:span><text:span text:style-name="T5"><text:tab/></text:span><text:span text:style-name="T5">Ne 30.3.2014, 17:31</text:span></text:p>
            <text:p text:style-name="P3"><text:span text:style-name="T5">schéma_replikace.png</text:span><text:span text:style-name="T5"><text:tab/></text:span><text:span text:style-name="T5">Pá 28.3.2014, 12:20</text:span></text:p>
          </draw:text-box>
        </draw:frame>
        <draw:frame draw:style-name="gr31" draw:text-style-name="P16" draw:layer="layout" svg:width="5.349cm" svg:height="0.779cm" svg:x="7.397cm" svg:y="0.5cm">
          <draw:text-box>
            <text:p text:style-name="P15"><text:span text:style-name="T6">Před synchronizací</text:span></text:p>
          </draw:text-box>
        </draw:frame>
        <draw:frame draw:style-name="gr32" draw:text-style-name="P16" draw:layer="layout" svg:width="4.798cm" svg:height="0.779cm" svg:x="7.672cm" svg:y="4.56cm">
          <draw:text-box>
            <text:p text:style-name="P15"><text:span text:style-name="T6">Po synchronizaci</text:span></text:p>
          </draw:text-box>
        </draw:frame>
      </draw:page>
      <draw:page draw:name="page3" draw:style-name="dp1" draw:master-page-name="Výchozí">
        <draw:line draw:style-name="gr33" draw:text-style-name="P1" draw:layer="layout" svg:x1="10.565cm" svg:y1="6.38cm" svg:x2="11.865cm" svg:y2="6.38cm">
          <text:p/>
        </draw:line>
        <draw:line draw:style-name="gr34" draw:text-style-name="P1" draw:layer="layout" svg:x1="10.264cm" svg:y1="0.3cm" svg:x2="10.264cm" svg:y2="7.33cm">
          <text:p/>
        </draw:line>
        <draw:g>
          <draw:custom-shape draw:style-name="gr35" draw:text-style-name="P2" draw:layer="layout" svg:width="9.066cm" svg:height="0.9cm" svg:x="11.364cm" svg:y="5.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7" draw:layer="layout" svg:width="9.122cm" svg:height="0.725cm" svg:x="11.395cm" svg:y="6.003cm">
            <draw:text-box>
              <text:p text:style-name="P3"><text:span text:style-name="T7">diplomová_práce.pdf</text:span><text:span text:style-name="T7"><text:tab/></text:span><text:span text:style-name="T7">St 26.3.2014, 15:41</text:span></text:p>
            </draw:text-box>
          </draw:frame>
        </draw:g>
        <draw:custom-shape draw:style-name="gr37" draw:text-style-name="P1" draw:layer="layout" svg:width="0.4cm" svg:height="0.4cm" svg:x="10.029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0.563cm" svg:y1="4.76cm" svg:x2="11.863cm" svg:y2="4.76cm">
          <text:p/>
        </draw:line>
        <draw:g>
          <draw:custom-shape draw:style-name="gr38" draw:text-style-name="P2" draw:layer="layout" svg:width="9.066cm" svg:height="0.9cm" svg:x="11.362cm" svg:y="4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17" draw:layer="layout" svg:width="9.16cm" svg:height="0.725cm" svg:x="11.36cm" svg:y="4.383cm">
            <draw:text-box>
              <text:p text:style-name="P3"><text:span text:style-name="T7">diplomová_práce.pdf</text:span><text:span text:style-name="T7"><text:tab/></text:span><text:span text:style-name="T7">Čt 27.3.2014, 16:32</text:span></text:p>
            </draw:text-box>
          </draw:frame>
        </draw:g>
        <draw:custom-shape draw:style-name="gr37" draw:text-style-name="P1" draw:layer="layout" svg:width="0.4cm" svg:height="0.4cm" svg:x="10.027cm" svg:y="4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0.561cm" svg:y1="3.173cm" svg:x2="11.861cm" svg:y2="3.173cm">
          <text:p/>
        </draw:line>
        <draw:g>
          <draw:custom-shape draw:style-name="gr40" draw:text-style-name="P2" draw:layer="layout" svg:width="9.066cm" svg:height="0.9cm" svg:x="11.36cm" svg:y="2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17" draw:layer="layout" svg:width="9.206cm" svg:height="0.725cm" svg:x="11.358cm" svg:y="2.796cm">
            <draw:text-box>
              <text:p text:style-name="P3"><text:span text:style-name="T7">diplomová_práce.pdf</text:span><text:span text:style-name="T7"><text:tab/></text:span><text:span text:style-name="T7">Pá 28.3.2014, 14:53</text:span></text:p>
            </draw:text-box>
          </draw:frame>
        </draw:g>
        <draw:custom-shape draw:style-name="gr37" draw:text-style-name="P1" draw:layer="layout" svg:width="0.4cm" svg:height="0.4cm" svg:x="10.025cm" svg:y="2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8.559cm" svg:y1="1.553cm" svg:x2="9.859cm" svg:y2="1.553cm">
          <text:p/>
        </draw:line>
        <draw:g>
          <draw:custom-shape draw:style-name="gr43" draw:text-style-name="P2" draw:layer="layout" svg:width="9.066cm" svg:height="0.9cm" svg:x="0.058cm" svg:y="1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7" draw:layer="layout" svg:width="9.202cm" svg:height="0.725cm" svg:x="0.056cm" svg:y="1.176cm">
            <draw:text-box>
              <text:p text:style-name="P3"><text:span text:style-name="T7">diplomová_práce.pdf</text:span><text:span text:style-name="T7"><text:tab/></text:span><text:span text:style-name="T7">So 29.3.2014, 17:13</text:span></text:p>
            </draw:text-box>
          </draw:frame>
        </draw:g>
        <draw:custom-shape draw:style-name="gr37" draw:text-style-name="P1" draw:layer="layout" svg:width="0.4cm" svg:height="0.4cm" svg:x="10.023cm" svg:y="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8" draw:layer="layout" svg:width="3.783cm" svg:height="0.764cm" svg:x="-0.017cm" svg:y="0.343cm">
          <draw:text-box>
            <text:p text:style-name="P3"><text:span text:style-name="T8">Aktuální verze</text:span></text:p>
          </draw:text-box>
        </draw:frame>
        <draw:frame draw:style-name="gr45" draw:text-style-name="P18" draw:layer="layout" svg:width="3.783cm" svg:height="0.764cm" svg:x="17.017cm" svg:y="1.976cm">
          <draw:text-box>
            <text:p text:style-name="P3"><text:span text:style-name="T8">Uložené verze</text:span></text:p>
          </draw:text-box>
        </draw:frame>
      </draw:page>
      <draw:page draw:name="page4" draw:style-name="dp1" draw:master-page-name="Výchozí">
        <draw:line draw:style-name="gr46" draw:text-style-name="P1" draw:layer="layout" svg:x1="8.581cm" svg:y1="3.008cm" svg:x2="9.481cm" svg:y2="2.008cm">
          <text:p/>
        </draw:line>
        <draw:line draw:style-name="gr46" draw:text-style-name="P1" draw:layer="layout" svg:x1="8.604cm" svg:y1="4.331cm" svg:x2="8.614cm" svg:y2="3.041cm">
          <text:p/>
        </draw:line>
        <draw:line draw:style-name="gr46" draw:text-style-name="P1" draw:layer="layout" svg:x1="8.581cm" svg:y1="4.408cm" svg:x2="9.481cm" svg:y2="5.308cm">
          <text:p/>
        </draw:line>
        <draw:line draw:style-name="gr33" draw:text-style-name="P1" draw:layer="layout" svg:x1="9.815cm" svg:y1="6.392cm" svg:x2="11.115cm" svg:y2="6.392cm">
          <text:p/>
        </draw:line>
        <draw:line draw:style-name="gr34" draw:text-style-name="P1" draw:layer="layout" svg:x1="9.481cm" svg:y1="0.98cm" svg:x2="9.481cm" svg:y2="7.28cm">
          <text:p/>
        </draw:line>
        <draw:g>
          <draw:custom-shape draw:style-name="gr47" draw:text-style-name="P2" draw:layer="layout" svg:width="6.647cm" svg:height="0.9cm" svg:x="10.675cm" svg:y="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7" draw:layer="layout" svg:width="6.726cm" svg:height="0.725cm" svg:x="10.697cm" svg:y="6.015cm">
            <draw:text-box>
              <text:p text:style-name="P3"><text:span text:style-name="T7">Index.html</text:span><text:span text:style-name="T7"><text:tab/></text:span><text:span text:style-name="T7">St 15.1.2014, 18:21</text:span></text:p>
            </draw:text-box>
          </draw:frame>
        </draw:g>
        <draw:line draw:style-name="gr33" draw:text-style-name="P1" draw:layer="layout" svg:x1="9.813cm" svg:y1="5.307cm" svg:x2="11.113cm" svg:y2="5.307cm">
          <text:p/>
        </draw:line>
        <draw:g>
          <draw:custom-shape draw:style-name="gr49" draw:text-style-name="P2" draw:layer="layout" svg:width="6.646cm" svg:height="0.9cm" svg:x="10.674cm" svg:y="4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7" draw:layer="layout" svg:width="6.764cm" svg:height="0.725cm" svg:x="10.672cm" svg:y="4.93cm">
            <draw:text-box>
              <text:p text:style-name="P3"><text:span text:style-name="T7">Index.html</text:span><text:span text:style-name="T7"><text:tab/></text:span><text:span text:style-name="T7">Čt 16.1.2014, 13:52</text:span></text:p>
            </draw:text-box>
          </draw:frame>
        </draw:g>
        <draw:line draw:style-name="gr42" draw:text-style-name="P1" draw:layer="layout" svg:x1="6.976cm" svg:y1="4.376cm" svg:x2="8.276cm" svg:y2="4.376cm">
          <text:p/>
        </draw:line>
        <draw:g>
          <draw:custom-shape draw:style-name="gr51" draw:text-style-name="P2" draw:layer="layout" svg:width="6.646cm" svg:height="0.9cm" svg:x="0.775cm" svg:y="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17" draw:layer="layout" svg:width="6.811cm" svg:height="0.725cm" svg:x="0.773cm" svg:y="3.999cm">
            <draw:text-box>
              <text:p text:style-name="P3"><text:span text:style-name="T7">Index.html</text:span><text:span text:style-name="T7"><text:tab/></text:span><text:span text:style-name="T7">Čt 16.1.2014, 15:53</text:span></text:p>
            </draw:text-box>
          </draw:frame>
        </draw:g>
        <draw:frame draw:style-name="gr45" draw:text-style-name="P18" draw:layer="layout" svg:width="3.783cm" svg:height="0.764cm" svg:x="0.7cm" svg:y="0.7cm">
          <draw:text-box>
            <text:p text:style-name="P3"><text:span text:style-name="T8">Pracovní větev</text:span></text:p>
          </draw:text-box>
        </draw:frame>
        <draw:custom-shape draw:style-name="gr37" draw:text-style-name="P1" draw:layer="layout" svg:width="0.3cm" svg:height="0.3cm" svg:x="9.336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cm" svg:height="0.3cm" svg:x="9.334cm" svg:y="6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cm" svg:height="0.3cm" svg:x="8.436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6.959cm" svg:y1="3.023cm" svg:x2="8.259cm" svg:y2="3.023cm">
          <text:p/>
        </draw:line>
        <draw:g>
          <draw:custom-shape draw:style-name="gr53" draw:text-style-name="P2" draw:layer="layout" svg:width="6.646cm" svg:height="0.9cm" svg:x="0.758cm" svg:y="2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7" draw:layer="layout" svg:width="6.811cm" svg:height="0.725cm" svg:x="0.756cm" svg:y="2.646cm">
            <draw:text-box>
              <text:p text:style-name="P3"><text:span text:style-name="T7">Index.html</text:span><text:span text:style-name="T7"><text:tab/></text:span><text:span text:style-name="T7">Pá 17.1.2014, 14:17</text:span></text:p>
            </draw:text-box>
          </draw:frame>
        </draw:g>
        <draw:custom-shape draw:style-name="gr37" draw:text-style-name="P1" draw:layer="layout" svg:width="0.3cm" svg:height="0.3cm" svg:x="8.419cm" svg:y="2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813cm" svg:y1="2.101cm" svg:x2="11.113cm" svg:y2="2.101cm">
          <text:p/>
        </draw:line>
        <draw:g>
          <draw:custom-shape draw:style-name="gr55" draw:text-style-name="P2" draw:layer="layout" svg:width="6.646cm" svg:height="0.9cm" svg:x="10.674cm" svg:y="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17" draw:layer="layout" svg:width="6.811cm" svg:height="0.725cm" svg:x="10.672cm" svg:y="1.724cm">
            <draw:text-box>
              <text:p text:style-name="P3"><text:span text:style-name="T7">Index.html</text:span><text:span text:style-name="T7"><text:tab/></text:span><text:span text:style-name="T7">Pá 17.1.2014, 14:18</text:span></text:p>
            </draw:text-box>
          </draw:frame>
        </draw:g>
        <draw:custom-shape draw:style-name="gr37" draw:text-style-name="P1" draw:layer="layout" svg:width="0.3cm" svg:height="0.3cm" svg:x="9.34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0" draw:layer="layout" svg:width="5.28cm" svg:height="0.764cm" svg:x="12.101cm" svg:y="0.7cm">
          <draw:text-box>
            <text:p text:style-name="P19"><text:span text:style-name="T8">Hlavní vývojová věte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24T18:21:50</meta:creation-date>
    <dc:date>2014-04-01T20:08:58</dc:date>
    <dc:creator>Markét </dc:creator>
    <meta:editing-duration>P1DT10H24M39S</meta:editing-duration>
    <meta:editing-cycles>11</meta:editing-cycles>
    <meta:generator>LibreOffice/3.5$Linux_x86 LibreOffice_project/350m1$Build-2</meta:generator>
    <meta:document-statistic meta:object-count="120"/>
  </office:meta>
</office:document-meta>
</file>